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22cm" fo:min-width="22.357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319cm" fo:min-width="22.357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style:paragraph-properties fo:margin-top="0cm" fo:margin-bottom="0cm" fo:line-height="100%" fo:text-align="center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DejaVu Sans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DejaVu Sans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DejaVu Sans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46pt" fo:letter-spacing="normal" fo:font-style="normal" style:text-underline-style="none" fo:font-weight="bold" style:font-name-asian="DejaVu Sans" style:font-size-asian="46pt" style:font-style-asian="normal" style:font-weight-asian="bold" style:font-size-complex="4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46pt" fo:letter-spacing="normal" fo:font-style="normal" style:text-underline-style="none" fo:font-weight="normal" style:font-name-asian="DejaVu Sans" style:font-size-asian="46pt" style:font-style-asian="normal" style:font-weight-asian="normal" style:font-size-complex="4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DejaVu Sans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1f497d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DejaVu Sans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777777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1f497d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DejaVu Sans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40pt" fo:letter-spacing="normal" fo:font-style="normal" style:text-underline-style="none" fo:font-weight="normal" style:font-name-asian="DejaVu Sans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normal" style:font-name-asian="DejaVu Sans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style:font-name="Aria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style:font-name="Arial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Arial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style:font-name="Arial" fo:color="#77777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style:font-name="Arial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style:font-name="Arial" fo:color="#1f497d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3" draw:layer="layout" svg:width="21.586cm" svg:height="4.079cm" svg:x="1.905cm" svg:y="5.918cm">
          <text:p text:style-name="P1"><text:span text:style-name="T1"><text:s text:c="17"/></text:span><text:span text:style-name="T1">Shell</text:span></text:p>
          <text:p text:style-name="P2"><text:span text:style-name="T1">aw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7.776cm" svg:height="4.864cm" svg:x="3.81cm" svg:y="10.795cm">
          <text:p text:style-name="P2"><text:span text:style-name="T2">Divya Kumar</text:span></text:p>
          <text:p text:style-name="P2"><text:span text:style-name="T2">CSED, MN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What is awk 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list text:style-name="L3">
            <text:list-item>
              <text:p text:style-name="P5"><text:span text:style-name="T3">The word awk is derived from the names of its inventors awk is actually </text:span></text:p>
            </text:list-item>
          </text:list>
          <text:p text:style-name="P5"><text:span text:style-name="T3">Aho</text:span></text:p>
          <text:p text:style-name="P5"><text:span text:style-name="T3">Weinberger </text:span></text:p>
          <text:p text:style-name="P5"><text:span text:style-name="T3">Kernighan</text:span></text:p>
          <text:p text:style-name="P5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What is awk ??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list text:style-name="L3">
            <text:list-item>
              <text:p text:style-name="P5"><text:span text:style-name="T3">“</text:span><text:span text:style-name="T3">awk is a programming language designed to make many common information <text:s/>retrieval <text:s/>and text manipulation tasks <text:s/>easy to state and to perform.”</text:span></text:p>
            </text:list-item>
            <text:list-item>
              <text:p text:style-name="P5"><text:span text:style-name="T3">Simply put, awk is a programming language designed to search for, match patterns, and perform actions on files. </text:span></text:p>
            </text:list-item>
          </text:list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How it works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list text:style-name="L3">
            <text:list-item>
              <text:p text:style-name="P5"><text:span text:style-name="T3">Syntax:</text:span></text:p>
            </text:list-item>
          </text:list>
          <text:p text:style-name="P5"><text:span text:style-name="T3"><text:tab/></text:span><text:span text:style-name="T4">awk '/search pattern1/ {Actions} </text:span></text:p>
          <text:p text:style-name="P5"><text:span text:style-name="T4"><text:tab/></text:span><text:span text:style-name="T4"><text:tab/></text:span><text:span text:style-name="T4"><text:tab/></text:span><text:span text:style-name="T4">/search pattern2/ {Actions}' file </text:span></text:p>
          <text:list text:continue-numbering="true" text:style-name="L3">
            <text:list-item>
              <text:p text:style-name="P5"><text:span text:style-name="T3">search pattern is a regular expression.</text:span></text:p>
            </text:list-item>
            <text:list-item>
              <text:p text:style-name="P5"><text:span text:style-name="T3">Actions – statement(s) to be performed.</text:span></text:p>
            </text:list-item>
            <text:list-item>
              <text:p text:style-name="P5"><text:span text:style-name="T3">file – Input file.</text:span></text:p>
            </text:list-item>
            <text:list-item>
              <text:p text:style-name="P5"><text:span text:style-name="T3">Single quotes around program is to avoid shell not to interpret any of its special characters.</text:span></text:p>
            </text:list-item>
          </text:list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Working Method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list text:style-name="L3">
            <text:list-item>
              <text:p text:style-name="P5"><text:span text:style-name="T3">awk reads the input files one line at a time.</text:span></text:p>
            </text:list-item>
            <text:list-item>
              <text:p text:style-name="P5"><text:span text:style-name="T3">For each line, it matches with given pattern in the given order, if matches performs the corresponding action.</text:span></text:p>
            </text:list-item>
            <text:list-item>
              <text:p text:style-name="P5"><text:span text:style-name="T3">If no pattern matches, no action will be performed.</text:span></text:p>
            </text:list-item>
            <text:list-item>
              <text:p text:style-name="P5"><text:span text:style-name="T3">In the above syntax, either search pattern or action are optional, But not both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Working Methodology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list text:style-name="L3">
            <text:list-item>
              <text:p text:style-name="P5"><text:span text:style-name="T3">If the search pattern is not given, then awk performs the given actions for each line of the input.</text:span></text:p>
            </text:list-item>
            <text:list-item>
              <text:p text:style-name="P5"><text:span text:style-name="T3">If the action is not given, print all that lines that matches with the given patterns which is the default ac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Working Methodology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list text:style-name="L3">
            <text:list-item>
              <text:p text:style-name="P5"><text:span text:style-name="T3">Empty braces with out any action does nothing. It wont perform default printing operation.</text:span></text:p>
            </text:list-item>
            <text:list-item>
              <text:p text:style-name="P5"><text:span text:style-name="T3">Each statement in Actions should be delimited by semicol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ex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p text:style-name="P5"><text:span text:style-name="T3">$cat employee.txt</text:span></text:p>
          <text:p text:style-name="P5"><text:span text:style-name="T3">100 <text:s/>Thomas <text:s/></text:span><text:span text:style-name="T3"><text:tab/></text:span><text:span text:style-name="T3">Manager <text:s text:c="3"/>Sales <text:s text:c="6"/></text:span><text:span text:style-name="T3"><text:tab/></text:span><text:span text:style-name="T3"> <text:s/>$5,000</text:span></text:p>
          <text:p text:style-name="P5"><text:span text:style-name="T3">200 <text:s/>Jason <text:s text:c="2"/></text:span><text:span text:style-name="T3"><text:tab/></text:span><text:span text:style-name="T3">Developer <text:s/>Technology <text:s/>$5,500</text:span></text:p>
          <text:p text:style-name="P5"><text:span text:style-name="T3">300 <text:s/>Sanjay <text:s/></text:span><text:span text:style-name="T3"><text:tab/></text:span><text:span text:style-name="T3">Sysadmin <text:s text:c="2"/>Technology <text:s/>$7,000</text:span></text:p>
          <text:p text:style-name="P5"><text:span text:style-name="T3">400 <text:s/>Nisha <text:s text:c="2"/></text:span><text:span text:style-name="T3"><text:tab/></text:span><text:span text:style-name="T3">Manager <text:s text:c="3"/>Marketing <text:s text:c="2"/>$9,500</text:span></text:p>
          <text:p text:style-name="P5"><text:span text:style-name="T3">500 <text:s/>Randy <text:s text:c="2"/></text:span><text:span text:style-name="T3"><text:tab/></text:span><text:span text:style-name="T3">DBA <text:s text:c="7"/></text:span><text:span text:style-name="T3"><text:tab/></text:span><text:span text:style-name="T3">Technology <text:s/>$6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list text:style-name="L3">
            <text:list-item>
              <text:p text:style-name="P5"><text:span text:style-name="T3">Default behavior</text:span></text:p>
            </text:list-item>
          </text:list>
          <text:p text:style-name="P5"><text:span text:style-name="T3">$ awk '{print;}' employee.txt</text:span></text:p>
          <text:p text:style-name="P5"><text:span text:style-name="T3">100 <text:s/>Thomas <text:s/>Manager <text:s text:c="3"/>Sales <text:s text:c="6"/>$5,000</text:span></text:p>
          <text:p text:style-name="P5"><text:span text:style-name="T3">200 <text:s/>Jason <text:s text:c="2"/>Developer <text:s/>Technology <text:s/>$5,500</text:span></text:p>
          <text:p text:style-name="P5"><text:span text:style-name="T3">300 <text:s/>Sanjay <text:s/>Sysadmin <text:s text:c="2"/>Technology <text:s/>$7,000</text:span></text:p>
          <text:p text:style-name="P5"><text:span text:style-name="T3">400 <text:s/>Nisha <text:s text:c="2"/>Manager <text:s text:c="3"/>Marketing <text:s text:c="2"/>$9,500</text:span></text:p>
          <text:p text:style-name="P5"><text:span text:style-name="T3">500 <text:s/>Randy <text:s text:c="2"/>DBA <text:s text:c="7"/>Technology <text:s/>$6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list text:style-name="L3">
            <text:list-item>
              <text:p text:style-name="P5"><text:span text:style-name="T5">Print the lines which matches with the pattern.</text:span></text:p>
            </text:list-item>
          </text:list>
          <text:p text:style-name="P5"><text:span text:style-name="T3">$ awk '/Thomas | Nisha/' employee.txt</text:span></text:p>
          <text:p text:style-name="P5"><text:span text:style-name="T3">100 <text:s/>Thomas <text:s/>Manager <text:s text:c="3"/>Sales <text:s text:c="6"/>$5,000</text:span></text:p>
          <text:p text:style-name="P5"><text:span text:style-name="T3">400 <text:s/>Nisha <text:s text:c="2"/>Manager <text:s text:c="3"/>Marketing <text:s text:c="2"/>$9,5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3.331cm" svg:x="1.27cm" svg:y="4.445cm">
          <text:list text:style-name="L3">
            <text:list-item>
              <text:p text:style-name="P5"><text:span text:style-name="T6">Print only specific fields.</text:span></text:p>
            </text:list-item>
          </text:list>
          <text:p text:style-name="P5"><text:span text:style-name="T7">$ awk '{print $2,$5;}' employee.txt</text:span></text:p>
          <text:p text:style-name="P5"><text:span text:style-name="T7">Thomas $5,000</text:span></text:p>
          <text:p text:style-name="P5"><text:span text:style-name="T7">Jason $5,500</text:span></text:p>
          <text:p text:style-name="P5"><text:span text:style-name="T7">Sanjay $7,000</text:span></text:p>
          <text:p text:style-name="P5"><text:span text:style-name="T7">Nisha $9,500</text:span></text:p>
          <text:p text:style-name="P5"><text:span text:style-name="T7">Randy $6,000</text:span></text:p>
          <text:p text:style-name="P5"><text:span text:style-name="T7"/></text:p>
          <text:p text:style-name="P5"><text:span text:style-name="T3">&gt;&gt;&gt;&gt; $0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279cm" svg:height="12.568cm" svg:x="1.27cm" svg:y="4.445cm">
          <text:list text:style-name="L3">
            <text:list-item>
              <text:p text:style-name="P5"><text:span text:style-name="T5">Initialization &amp; Finalization with BEGIN &amp; END.</text:span></text:p>
            </text:list-item>
          </text:list>
          <text:p text:style-name="P5"><text:span text:style-name="T3">$ awk 'BEGIN {print "Name\tDesignation\tDepartment\tSalary";}</text:span></text:p>
          <text:p text:style-name="P5"><text:span text:style-name="T3"><text:s/></text:span><text:span text:style-name="T3">{print $2,"\t",$3,"\t",$4,"\t",$NF;}</text:span></text:p>
          <text:p text:style-name="P5"><text:span text:style-name="T3">END{print "Report Generated\n--------------";}' employee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list text:style-name="L3">
            <text:list-item>
              <text:p text:style-name="P5"><text:span text:style-name="T3">Default behavior</text:span></text:p>
            </text:list-item>
          </text:list>
          <text:p text:style-name="P5"><text:span text:style-name="T3">$ awk '{print;}' employee.txt</text:span></text:p>
          <text:p text:style-name="P5"><text:span text:style-name="T3">100 <text:s/>Thomas <text:s/>Manager <text:s text:c="3"/>Sales <text:s text:c="6"/>$5,000</text:span></text:p>
          <text:p text:style-name="P5"><text:span text:style-name="T3">200 <text:s/>Jason <text:s text:c="2"/>Developer <text:s/>Technology <text:s/>$5,500</text:span></text:p>
          <text:p text:style-name="P5"><text:span text:style-name="T3">300 <text:s/>Sanjay <text:s/>Sysadmin <text:s text:c="2"/>Technology <text:s/>$7,000</text:span></text:p>
          <text:p text:style-name="P5"><text:span text:style-name="T3">400 <text:s/>Nisha <text:s text:c="2"/>Manager <text:s text:c="3"/>Marketing <text:s text:c="2"/>$9,500</text:span></text:p>
          <text:p text:style-name="P5"><text:span text:style-name="T3">500 <text:s/>Randy <text:s text:c="2"/>DBA <text:s text:c="7"/>Technology <text:s/>$6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1cm" svg:height="12.568cm" svg:x="1.27cm" svg:y="4.445cm">
          <text:list text:style-name="L3">
            <text:list-item>
              <text:p text:style-name="P5"><text:span text:style-name="T5">Initialization &amp; Finalization with BEGIN &amp; END.</text:span></text:p>
            </text:list-item>
          </text:list>
          <text:p text:style-name="P5"><text:span text:style-name="T8">Name</text:span><text:span text:style-name="T8"><text:tab/></text:span><text:span text:style-name="T8"><text:tab/></text:span><text:span text:style-name="T8">Designation</text:span><text:span text:style-name="T8"><text:tab/></text:span><text:span text:style-name="T8"><text:tab/></text:span><text:span text:style-name="T8">Department</text:span><text:span text:style-name="T8"><text:tab/></text:span><text:span text:style-name="T8"> <text:s text:c="5"/>Salary</text:span></text:p>
          <text:p text:style-name="P5"><text:span text:style-name="T8">Thomas </text:span><text:span text:style-name="T8"><text:tab/></text:span><text:span text:style-name="T8">Manager </text:span><text:span text:style-name="T8"><text:tab/></text:span><text:span text:style-name="T8"> </text:span><text:span text:style-name="T8"><text:tab/></text:span><text:span text:style-name="T8">Sales </text:span><text:span text:style-name="T8"><text:tab/></text:span><text:span text:style-name="T8"> <text:s text:c="8"/></text:span><text:span text:style-name="T8"><text:tab/></text:span><text:span text:style-name="T8"> <text:s text:c="5"/>$5,000</text:span></text:p>
          <text:p text:style-name="P5"><text:span text:style-name="T8">Jason </text:span><text:span text:style-name="T8"><text:tab/></text:span><text:span text:style-name="T8"> </text:span><text:span text:style-name="T8"><text:tab/></text:span><text:span text:style-name="T8">Developer </text:span><text:span text:style-name="T8"><text:tab/></text:span><text:span text:style-name="T8"> </text:span><text:span text:style-name="T8"><text:tab/></text:span><text:span text:style-name="T8">Technology </text:span><text:span text:style-name="T8"><text:tab/></text:span><text:span text:style-name="T8"> <text:s text:c="5"/>$5,500</text:span></text:p>
          <text:p text:style-name="P5"><text:span text:style-name="T8">Sanjay </text:span><text:span text:style-name="T8"><text:tab/></text:span><text:span text:style-name="T8"> Sysadmin </text:span><text:span text:style-name="T8"><text:tab/></text:span><text:span text:style-name="T8"> </text:span><text:span text:style-name="T8"><text:tab/></text:span><text:span text:style-name="T8">Technology </text:span><text:span text:style-name="T8"><text:tab/></text:span><text:span text:style-name="T8"> <text:s text:c="5"/>$7,000</text:span></text:p>
          <text:p text:style-name="P5"><text:span text:style-name="T8">Nisha </text:span><text:span text:style-name="T8"><text:tab/></text:span><text:span text:style-name="T8"> </text:span><text:span text:style-name="T8"><text:tab/></text:span><text:span text:style-name="T8">Manager </text:span><text:span text:style-name="T8"><text:tab/></text:span><text:span text:style-name="T8"> </text:span><text:span text:style-name="T8"><text:tab/></text:span><text:span text:style-name="T8">Marketing </text:span><text:span text:style-name="T8"><text:tab/></text:span><text:span text:style-name="T8"> <text:s text:c="5"/>$9,500</text:span></text:p>
          <text:p text:style-name="P5"><text:span text:style-name="T8">Randy </text:span><text:span text:style-name="T8"><text:tab/></text:span><text:span text:style-name="T8"> DBA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Technology </text:span><text:span text:style-name="T8"><text:tab/></text:span><text:span text:style-name="T8"> <text:s text:c="5"/>$6,000</text:span></text:p>
          <text:p text:style-name="P5"><text:span text:style-name="T8">Report Generated</text:span></text:p>
          <text:p text:style-name="P5"><text:span text:style-name="T8">-------------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1cm" svg:height="12.568cm" svg:x="1.27cm" svg:y="4.445cm">
          <text:list text:style-name="L3">
            <text:list-item>
              <text:p text:style-name="P5"><text:span text:style-name="T5">Find the employees who has employee id greater than 200.</text:span></text:p>
            </text:list-item>
          </text:list>
          <text:p text:style-name="P5"><text:span text:style-name="T8">$ awk '$1 &gt;200' employee.txt</text:span></text:p>
          <text:p text:style-name="P5"><text:span text:style-name="T8">300 <text:s/>Sanjay <text:s/>Sysadmin <text:s text:c="2"/>Technology <text:s/>$7,000</text:span></text:p>
          <text:p text:style-name="P5"><text:span text:style-name="T8">400 <text:s/>Nisha <text:s text:c="2"/>Manager <text:s text:c="3"/>Marketing <text:s text:c="3"/>$9,500</text:span></text:p>
          <text:p text:style-name="P5"><text:span text:style-name="T8">500 <text:s/>Randy <text:s/>DBA <text:s text:c="11"/>Technology <text:s text:c="2"/>$6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6" draw:layer="layout" svg:width="16.798cm" svg:height="13.363cm" svg:x="2.099cm" svg:y="14.107cm" presentation:class="notes" presentation:user-transformed="true">
            <draw:text-box>
              <text:p text:style-name="P5"><text:span text:style-name="T9">$ awk '$1 &gt;200 {print $2}' employee.txt</text:span></text:p>
            </draw:text-box>
          </draw:frame>
          <draw:custom-shape draw:name="CustomShape 2" draw:style-name="gr4" draw:text-style-name="P3" draw:layer="layout" svg:width="9.099cm" svg:height="1.483cm" svg:x="11.893cm" svg:y="28.209cm">
            <text:p text:style-name="P7"><text:span text:style-name="T10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1cm" svg:height="12.568cm" svg:x="1.27cm" svg:y="4.445cm">
          <text:list text:style-name="L3">
            <text:list-item>
              <text:p text:style-name="P5"><text:span text:style-name="T5">Print the list of employees in Technology department.</text:span></text:p>
            </text:list-item>
          </text:list>
          <text:p text:style-name="P5"><text:span text:style-name="T8">$ awk '$4 ~/Technology/' employee.txt</text:span></text:p>
          <text:p text:style-name="P5"><text:span text:style-name="T8">200 <text:s/>Jason <text:s text:c="2"/>Developer <text:s/>Technology <text:s/>$5,500</text:span></text:p>
          <text:p text:style-name="P5"><text:span text:style-name="T8">300 <text:s/>Sanjay <text:s/>Sysadmin <text:s text:c="2"/>Technology <text:s/>$7,000</text:span></text:p>
          <text:p text:style-name="P5"><text:span text:style-name="T8">500 <text:s/>Randy <text:s text:c="2"/>DBA <text:s text:c="7"/>Technology <text:s/>$6,000</text:span></text:p>
          <text:p text:style-name="P5"><text:span text:style-name="T8"/></text:p>
          <text:p text:style-name="P5"><text:span text:style-name="T8">&gt;&gt;can you try $4==“Technology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1cm" svg:height="12.568cm" svg:x="1.27cm" svg:y="4.445cm">
          <text:list text:style-name="L3">
            <text:list-item>
              <text:p text:style-name="P5"><text:span text:style-name="T5">Print number of employees in Technology department.</text:span></text:p>
            </text:list-item>
          </text:list>
          <text:p text:style-name="P5"><text:span text:style-name="T8">$ awk 'BEGIN { count=0;}</text:span></text:p>
          <text:p text:style-name="P5"><text:span text:style-name="T8">$4 ~ /Technology/ { count++; }</text:span></text:p>
          <text:p text:style-name="P5"><text:span text:style-name="T8">END { print "Number of employees in Technology Dept =",count;}' employee.txt</text:span></text:p>
          <text:p text:style-name="P5"><text:span text:style-name="T8">Number of employees in Tehcnology Dept 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Built-in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1cm" svg:height="12.568cm" svg:x="1.27cm" svg:y="4.445cm">
          <text:p text:style-name="P5"><text:span text:style-name="T5">NF : Number of fields in current line/record</text:span></text:p>
          <text:p text:style-name="P5"><text:span text:style-name="T5">NR : Ordinal number of current line/record</text:span></text:p>
          <text:p text:style-name="P5"><text:span text:style-name="T5">FS : Field Separator (Also -F can be used)</text:span></text:p>
          <text:p text:style-name="P5"><text:span text:style-name="T5">OFS : Output Field Separator (default=blank)</text:span></text:p>
          <text:p text:style-name="P5"><text:span text:style-name="T5">ORS: Output Record Separator </text:span></text:p>
          <text:p text:style-name="P5"><text:span text:style-name="T5">FILENAME : Name of current input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some more ex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1cm" svg:height="12.568cm" svg:x="1.27cm" svg:y="4.445cm">
          <text:p text:style-name="P1"><text:span text:style-name="T11">$ cat test1.txt</text:span></text:p>
          <text:p text:style-name="P1"><text:span text:style-name="T11">Continent:Val</text:span></text:p>
          <text:p text:style-name="P1"><text:span text:style-name="T11">AS:12000</text:span></text:p>
          <text:p text:style-name="P1"><text:span text:style-name="T11">AF:9800</text:span></text:p>
          <text:p text:style-name="P1"><text:span text:style-name="T11">AS:12300</text:span></text:p>
          <text:p text:style-name="P1"><text:span text:style-name="T11">NA:3400</text:span></text:p>
          <text:p text:style-name="P1"><text:span text:style-name="T11">OC:12000</text:span></text:p>
          <text:p text:style-name="P1"><text:span text:style-name="T11">AF:500</text:span></text:p>
          <text:p text:style-name="P5"><text:span text:style-name="T11">AS:1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some more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1cm" svg:height="12.568cm" svg:x="1.27cm" svg:y="4.445cm">
          <text:list text:style-name="L3">
            <text:list-item>
              <text:p text:style-name="P5"><text:span text:style-name="T3">Print the first field, excluding the first line</text:span></text:p>
            </text:list-item>
            <text:list-item>
              <text:p text:style-name="P5"><text:span text:style-name="T11">$ awk -F ":" 'NR!=1 {print $1}' test1.txt</text:span></text:p>
            </text:list-item>
            <text:list-item>
              <text:p text:style-name="P5"><text:span text:style-name="T11">AS</text:span></text:p>
            </text:list-item>
            <text:list-item>
              <text:p text:style-name="P5"><text:span text:style-name="T11">AF</text:span></text:p>
            </text:list-item>
            <text:list-item>
              <text:p text:style-name="P5"><text:span text:style-name="T11">AS</text:span></text:p>
            </text:list-item>
            <text:list-item>
              <text:p text:style-name="P5"><text:span text:style-name="T11">NA</text:span></text:p>
            </text:list-item>
            <text:list-item>
              <text:p text:style-name="P5"><text:span text:style-name="T11">OC</text:span></text:p>
            </text:list-item>
            <text:list-item>
              <text:p text:style-name="P5"><text:span text:style-name="T11">AF</text:span></text:p>
            </text:list-item>
          </text:list>
          <text:p text:style-name="P5"><text:span text:style-name="T11">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some more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1cm" svg:height="12.568cm" svg:x="1.27cm" svg:y="4.445cm">
          <text:p text:style-name="P1"><text:span text:style-name="T5">Print first and second field, except the first row</text:span></text:p>
          <text:p text:style-name="P1"><text:span text:style-name="T3"/></text:p>
          <text:p text:style-name="P1"><text:span text:style-name="T11">$ awk -F ":" 'NR!=1 {print $1,$2}' test1.txt</text:span></text:p>
          <text:p text:style-name="P1"><text:span text:style-name="T11">AS 12000</text:span></text:p>
          <text:p text:style-name="P1"><text:span text:style-name="T11">AF 9800</text:span></text:p>
          <text:p text:style-name="P1"><text:span text:style-name="T11">AS 12300</text:span></text:p>
          <text:p text:style-name="P1"><text:span text:style-name="T11">NA 3400</text:span></text:p>
          <text:p text:style-name="P1"><text:span text:style-name="T11">OC 12000</text:span></text:p>
          <text:p text:style-name="P1"><text:span text:style-name="T11">AF 500</text:span></text:p>
          <text:list text:style-name="L3">
            <text:list-item>
              <text:p text:style-name="P5"><text:span text:style-name="T11">AS 100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some more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1cm" svg:height="12.568cm" svg:x="1.27cm" svg:y="4.445cm">
          <text:p text:style-name="P1"><text:span text:style-name="T5">Print first and second field, except the first row, and setting the OFS as | (pipe)</text:span></text:p>
          <text:p text:style-name="P1"><text:span text:style-name="T3"/></text:p>
          <text:p text:style-name="P1"><text:span text:style-name="T5">$ awk -F ":" 'BEGIN{OFS="|"} NR!=1 {print $1,$2}' test1.txt</text:span></text:p>
          <text:p text:style-name="P1"><text:span text:style-name="T5">AS|12000</text:span></text:p>
          <text:p text:style-name="P1"><text:span text:style-name="T5">AF|9800</text:span></text:p>
          <text:p text:style-name="P1"><text:span text:style-name="T5">AS|12300</text:span></text:p>
          <text:p text:style-name="P1"><text:span text:style-name="T5">NA|3400</text:span></text:p>
          <text:p text:style-name="P1"><text:span text:style-name="T5">OC|12000</text:span></text:p>
          <text:p text:style-name="P1"><text:span text:style-name="T5">AF|500</text:span></text:p>
          <text:list text:style-name="L3">
            <text:list-item>
              <text:p text:style-name="P5"><text:span text:style-name="T5">AS|100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some more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126cm" svg:height="12.568cm" svg:x="0.847cm" svg:y="4.245cm">
          <text:p text:style-name="P1"><text:span text:style-name="T5">Print first and second field, except the first row, and setting the OFS as | (pipe)</text:span></text:p>
          <text:p text:style-name="P1"><text:span text:style-name="T3"/></text:p>
          <text:p text:style-name="P1"><text:span text:style-name="T5">$ awk 'BEGIN{FS=":"; OFS="|"} NR!=1 {print $1,$2}' test1.txt</text:span></text:p>
          <text:p text:style-name="P1"><text:span text:style-name="T5">AS|12000</text:span></text:p>
          <text:p text:style-name="P1"><text:span text:style-name="T5">AF|9800</text:span></text:p>
          <text:p text:style-name="P1"><text:span text:style-name="T5">AS|12300</text:span></text:p>
          <text:p text:style-name="P1"><text:span text:style-name="T5">NA|3400</text:span></text:p>
          <text:p text:style-name="P1"><text:span text:style-name="T5">OC|12000</text:span></text:p>
          <text:p text:style-name="P1"><text:span text:style-name="T5">AF|500</text:span></text:p>
          <text:list text:style-name="L3">
            <text:list-item>
              <text:p text:style-name="P5"><text:span text:style-name="T5">AS|100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some more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126cm" svg:height="12.568cm" svg:x="0.847cm" svg:y="4.445cm">
          <text:p text:style-name="P1"><text:span text:style-name="T5">'Or' and 'AND' together</text:span></text:p>
          <text:p text:style-name="P1"><text:span text:style-name="T3"/></text:p>
          <text:p text:style-name="P1"><text:span text:style-name="T5">$ awk -F ":" '($1=="AS" || $1=="OC") &amp;&amp; $NF &gt; 11000 {print}' test1.txt</text:span></text:p>
          <text:p text:style-name="P1"><text:span text:style-name="T5">AS:12000</text:span></text:p>
          <text:p text:style-name="P1"><text:span text:style-name="T5">AS:12300</text:span></text:p>
          <text:list text:style-name="L3">
            <text:list-item>
              <text:p text:style-name="P5"><text:span text:style-name="T5">OC:1200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some more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126cm" svg:height="12.568cm" svg:x="0.847cm" svg:y="4.445cm">
          <text:p text:style-name="P1"><text:span text:style-name="T5">Reading from STDOUT</text:span></text:p>
          <text:p text:style-name="P1"><text:span text:style-name="T3"/></text:p>
          <text:p text:style-name="P1"><text:span text:style-name="T5">$ cat test1.txt | awk -F ":" '!/Continent/ {print $1}' | sort | uniq</text:span></text:p>
          <text:p text:style-name="P1"><text:span text:style-name="T5">AF</text:span></text:p>
          <text:p text:style-name="P1"><text:span text:style-name="T5">AS</text:span></text:p>
          <text:p text:style-name="P1"><text:span text:style-name="T5">NA</text:span></text:p>
          <text:list text:style-name="L3">
            <text:list-item>
              <text:p text:style-name="P5"><text:span text:style-name="T5">O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some more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126cm" svg:height="12.568cm" svg:x="0.847cm" svg:y="4.445cm">
          <text:p text:style-name="P1"><text:span text:style-name="T5">Sum of 2nd fields</text:span></text:p>
          <text:p text:style-name="P1"><text:span text:style-name="T3"/></text:p>
          <text:p text:style-name="P1"><text:span text:style-name="T3"><text:s/></text:span><text:span text:style-name="T3">awk -F ":" 'NR!=1 {sum+=$NF} {print sum}' test1.txt</text:span></text:p>
          <text:p text:style-name="P1"><text:span text:style-name="T3">12000</text:span></text:p>
          <text:p text:style-name="P1"><text:span text:style-name="T3">21800</text:span></text:p>
          <text:p text:style-name="P1"><text:span text:style-name="T3">34100</text:span></text:p>
          <text:p text:style-name="P1"><text:span text:style-name="T3">37500</text:span></text:p>
          <text:p text:style-name="P1"><text:span text:style-name="T3">49500</text:span></text:p>
          <text:p text:style-name="P1"><text:span text:style-name="T3">50000</text:span></text:p>
          <text:list text:style-name="L3">
            <text:list-item>
              <text:p text:style-name="P5"><text:span text:style-name="T3">5100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some more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126cm" svg:height="12.568cm" svg:x="0.847cm" svg:y="4.445cm">
          <text:p text:style-name="P1"><text:span text:style-name="T5">Sum of 2nd fields</text:span></text:p>
          <text:p text:style-name="P1"><text:span text:style-name="T3"/></text:p>
          <text:p text:style-name="P1"><text:span text:style-name="T3">$ awk -F ":" 'NR!=1 {sum+=$NF} END {print sum}' test1.txt</text:span></text:p>
          <text:list text:style-name="L3">
            <text:list-item>
              <text:p text:style-name="P5"><text:span text:style-name="T3">5100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some more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126cm" svg:height="12.568cm" svg:x="0.847cm" svg:y="4.445cm">
          <text:list text:style-name="L3">
            <text:list-item>
              <text:p text:style-name="P5"><text:span text:style-name="T3">Average of 2nd field, as first field is excluded, (NR-1) instead of NR for total number of items</text:span></text:p>
            </text:list-item>
          </text:list>
          <text:p text:style-name="P5"><text:span text:style-name="T3"/></text:p>
          <text:p text:style-name="P5"><text:span text:style-name="T11">$ awk -F ":" 'NR!=1 {sum+=$NF} END {print sum/(NR-1)}' test1.txt</text:span></text:p>
          <text:p text:style-name="P5"><text:span text:style-name="T11">7285.7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some more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126cm" svg:height="12.568cm" svg:x="0.847cm" svg:y="4.445cm">
          <text:list text:style-name="L3">
            <text:list-item>
              <text:p text:style-name="P5"><text:span text:style-name="T3">Set 2nd value as 0 where first field is "AS"</text:span></text:p>
            </text:list-item>
          </text:list>
          <text:p text:style-name="P5"><text:span text:style-name="T11">awk -F ":" 'BEGIN {OFS=":"} $1=="AS" {$2=0} {print}' test1.txt</text:span></text:p>
          <text:p text:style-name="P5"><text:span text:style-name="T11"/></text:p>
          <text:p text:style-name="P5"><text:span text:style-name="T11">Continent:Val</text:span></text:p>
          <text:p text:style-name="P5"><text:span text:style-name="T11">AS:0</text:span></text:p>
          <text:p text:style-name="P5"><text:span text:style-name="T11">AF:9800</text:span></text:p>
          <text:p text:style-name="P5"><text:span text:style-name="T11">AS:0</text:span></text:p>
          <text:p text:style-name="P5"><text:span text:style-name="T11">NA:3400</text:span></text:p>
          <text:p text:style-name="P5"><text:span text:style-name="T11">OC:12000</text:span></text:p>
          <text:p text:style-name="P5"><text:span text:style-name="T11">AF:500</text:span></text:p>
          <text:p text:style-name="P5"><text:span text:style-name="T11">AS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some more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126cm" svg:height="12.568cm" svg:x="0.847cm" svg:y="4.445cm">
          <text:list text:style-name="L3">
            <text:list-item>
              <text:p text:style-name="P5"><text:span text:style-name="T11">If statements…</text:span></text:p>
            </text:list-item>
            <text:list-item>
              <text:p text:style-name="P5"><text:span text:style-name="T11">eg3.txt =</text:span></text:p>
            </text:list-item>
          </text:list>
          <text:list text:style-name="L5">
            <text:list-item>
              <text:p text:style-name="P5"><text:span text:style-name="T12">The cow jumped over the moon</text:span></text:p>
            </text:list-item>
          </text:list>
          <text:list text:style-name="L3">
            <text:list-item>
              <text:p text:style-name="P5"><text:span text:style-name="T11">if statements</text:span></text:p>
            </text:list-item>
          </text:list>
          <text:list text:style-name="L6">
            <text:list-item>
              <text:list>
                <text:list-item>
                  <text:p text:style-name="P5"><text:span text:style-name="T13"><text:s/></text:span><text:span text:style-name="T14">awk '{if ($1 == "he") { print $0; }}' eg3.txt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5"><text:span text:style-name="T15"><text:s/></text:span><text:span text:style-name="T15">(empty)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5"><text:span text:style-name="T13"><text:s/></text:span><text:span text:style-name="T14">awk '{if ($1 ~ "he") { print $0; } else { … }}' eg3.txt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5"><text:span text:style-name="T16">The cow jumped over the mo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some more example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126cm" svg:height="12.568cm" svg:x="0.847cm" svg:y="4.445cm">
          <text:list text:style-name="L3">
            <text:list-item>
              <text:p text:style-name="P5"><text:span text:style-name="T17">for loops</text:span></text:p>
            </text:list-item>
          </text:list>
          <text:p text:style-name="P5"><text:span text:style-name="T17"/></text:p>
          <text:p text:style-name="P5"><text:span text:style-name="T18"><text:tab/></text:span><text:span text:style-name="T19">awk '{for (j=1; j &lt;= NF; j++) </text:span></text:p>
          <text:p text:style-name="P5"><text:span text:style-name="T19"><text:tab/></text:span><text:span text:style-name="T19"><text:tab/></text:span><text:span text:style-name="T19"><text:tab/></text:span><text:span text:style-name="T19"><text:tab/></text:span><text:span text:style-name="T19">{ print $j }</text:span></text:p>
          <text:p text:style-name="P5"><text:span text:style-name="T19"><text:tab/></text:span><text:span text:style-name="T19"><text:tab/></text:span><text:span text:style-name="T19"><text:tab/></text:span><text:span text:style-name="T19">}' eg3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and arr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p text:style-name="P5"><text:span text:style-name="T3">arrayname[string]=value</text:span></text:p>
          <text:list text:style-name="L3">
            <text:list-item>
              <text:p text:style-name="P5"><text:span text:style-name="T5">arrayname</text:span><text:span text:style-name="T3"> is the name of the array.</text:span></text:p>
            </text:list-item>
            <text:list-item>
              <text:p text:style-name="P5"><text:span text:style-name="T5">string </text:span><text:span text:style-name="T3">is the index of an array.</text:span></text:p>
            </text:list-item>
            <text:list-item>
              <text:p text:style-name="P5"><text:span text:style-name="T5">value </text:span><text:span text:style-name="T3">is any value assigning to the element of the arra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and arr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p text:style-name="P5"><text:span text:style-name="T20">awk ‘BEGIN { </text:span></text:p>
          <text:p text:style-name="P5"><text:span text:style-name="T20">some_array[1] = "Hello"; </text:span></text:p>
          <text:p text:style-name="P5"><text:span text:style-name="T20">some_array[2] = "Everybody"; </text:span></text:p>
          <text:p text:style-name="P5"><text:span text:style-name="T20">some_array[3] = "!"; </text:span></text:p>
          <text:p text:style-name="P5"><text:span text:style-name="T20">print some_array[1], some_array[2], some_array[3] }’</text:span></text:p>
          <text:p text:style-name="P5"><text:span text:style-name="T21"/></text:p>
          <text:p text:style-name="P5"><text:span text:style-name="T20">O/P </text:span></text:p>
          <text:p text:style-name="P5"><text:span text:style-name="T20">Hello Everybody !</text:span></text:p>
          <text:p text:style-name="P5"><text:span text:style-name="T21"/></text:p>
          <text:p text:style-name="P5"><text:span text:style-name="T20">awk ‘BEGIN { </text:span></text:p>
          <text:p text:style-name="P5"><text:span text:style-name="T20">debts["Kim"] = 50; </text:span></text:p>
          <text:p text:style-name="P5"><text:span text:style-name="T20">debts["Roberto"] = 70; </text:span></text:p>
          <text:p text:style-name="P5"><text:span text:style-name="T20">debts["Vic"] = -30; </text:span></text:p>
          <text:p text:style-name="P5"><text:span text:style-name="T20">print "Vic paid 30 dollars, but still owes", debts["Vic"] }’</text:span></text:p>
          <text:p text:style-name="P5"><text:span text:style-name="T21"/></text:p>
          <text:p text:style-name="P5"><text:span text:style-name="T20">O/P</text:span></text:p>
          <text:p text:style-name="P5"><text:span text:style-name="T20">Vic paid 30 dollars, but still owes -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and array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p text:style-name="P5"><text:span text:style-name="T3">[date] [time] [ip-address] [number-of-websites-accessed]</text:span></text:p>
          <text:p text:style-name="P5"><text:span text:style-name="T3"/></text:p>
          <text:p text:style-name="P5"><text:span text:style-name="T3">$ cat Iplogs.txt</text:span></text:p>
          <text:p text:style-name="P5"><text:span text:style-name="T3">180607 093423</text:span><text:span text:style-name="T3"><text:tab/></text:span><text:span text:style-name="T3">123.12.23.122 </text:span><text:span text:style-name="T3"><text:tab/></text:span><text:span text:style-name="T3">133</text:span></text:p>
          <text:p text:style-name="P5"><text:span text:style-name="T3">180607 121234</text:span><text:span text:style-name="T3"><text:tab/></text:span><text:span text:style-name="T3">125.25.45.221 </text:span><text:span text:style-name="T3"><text:tab/></text:span><text:span text:style-name="T3">153</text:span></text:p>
          <text:p text:style-name="P5"><text:span text:style-name="T3">190607 084849 <text:s text:c="2"/></text:span><text:span text:style-name="T3"><text:tab/></text:span><text:span text:style-name="T3">202.178.23.4</text:span><text:span text:style-name="T3"><text:tab/></text:span><text:span text:style-name="T3"><text:tab/></text:span><text:span text:style-name="T3"> 44</text:span></text:p>
          <text:p text:style-name="P5"><text:span text:style-name="T3">190607 084859 <text:s text:c="2"/></text:span><text:span text:style-name="T3"><text:tab/></text:span><text:span text:style-name="T3">164.78.22.64 </text:span><text:span text:style-name="T3"><text:tab/></text:span><text:span text:style-name="T3"><text:tab/></text:span><text:span text:style-name="T3">12</text:span></text:p>
          <text:p text:style-name="P5"><text:span text:style-name="T3">200607 012312</text:span><text:span text:style-name="T3"><text:tab/></text:span><text:span text:style-name="T3">202.188.3.2 </text:span><text:span text:style-name="T3"><text:tab/></text:span><text:span text:style-name="T3"><text:tab/></text:span><text:span text:style-name="T3">13</text:span></text:p>
          <text:p text:style-name="P5"><text:span text:style-name="T3">210607 084849 <text:s text:c="2"/></text:span><text:span text:style-name="T3"><text:tab/></text:span><text:span text:style-name="T3">202.178.23.4</text:span><text:span text:style-name="T3"><text:tab/></text:span><text:span text:style-name="T3"><text:tab/></text:span><text:span text:style-name="T3"> 34</text:span></text:p>
          <text:p text:style-name="P5"><text:span text:style-name="T3">210607 121435</text:span><text:span text:style-name="T3"><text:tab/></text:span><text:span text:style-name="T3">202.178.23.4 </text:span><text:span text:style-name="T3"><text:tab/></text:span><text:span text:style-name="T3"><text:tab/></text:span><text:span text:style-name="T3">32</text:span></text:p>
          <text:p text:style-name="P5"><text:span text:style-name="T3">210607 132423</text:span><text:span text:style-name="T3"><text:tab/></text:span><text:span text:style-name="T3">202.188.3.2 </text:span><text:span text:style-name="T3"><text:tab/></text:span><text:span text:style-name="T3"><text:tab/></text:span><text:span text:style-name="T3">16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and array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list text:style-name="L3">
            <text:list-item>
              <text:p text:style-name="P5"><text:span text:style-name="T5">List all unique IP addresses and number of times it was requested</text:span></text:p>
            </text:list-item>
          </text:list>
          <text:p text:style-name="P5"><text:span text:style-name="T3"/></text:p>
          <text:p text:style-name="P5"><text:span text:style-name="T3">$ awk '{ Ip[$3]++;</text:span></text:p>
          <text:p text:style-name="P5"><text:span text:style-name="T3"><text:s/></text:span><text:span text:style-name="T3">}</text:span></text:p>
          <text:p text:style-name="P5"><text:span text:style-name="T3"><text:s/></text:span><text:span text:style-name="T3">END{</text:span></text:p>
          <text:p text:style-name="P5"><text:span text:style-name="T3"><text:s/></text:span><text:span text:style-name="T3">for (var in Ip)</text:span></text:p>
          <text:p text:style-name="P5"><text:span text:style-name="T3"><text:s/></text:span><text:span text:style-name="T3">print var, "requested", Ip[var]," times"</text:span></text:p>
          <text:p text:style-name="P5"><text:span text:style-name="T3"><text:s/></text:span><text:span text:style-name="T3">}</text:span></text:p>
          <text:p text:style-name="P5"><text:span text:style-name="T3">' Iplogs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name="CustomShape 1" draw:style-name="gr5" draw:text-style-name="P9" draw:layer="layout" svg:width="22.856cm" svg:height="3.171cm" svg:x="1.27cm" svg:y="0.763cm">
          <text:p text:style-name="P8"><text:span text:style-name="T1">Awk and array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22.856cm" svg:height="12.568cm" svg:x="1.27cm" svg:y="4.445cm">
          <text:list text:style-name="L3">
            <text:list-item>
              <text:p text:style-name="P10"><text:span text:style-name="T5">List all unique IP addresses and number of times it was requested</text:span></text:p>
            </text:list-item>
          </text:list>
          <text:p text:style-name="P10"><text:span text:style-name="T3"/></text:p>
          <text:p text:style-name="P10"><text:span text:style-name="T3">$ awk '{</text:span></text:p>
          <text:p text:style-name="P10"><text:span text:style-name="T3"><text:s/></text:span><text:span text:style-name="T3">Ip[$3]++;</text:span></text:p>
          <text:p text:style-name="P10"><text:span text:style-name="T3"><text:s/></text:span><text:span text:style-name="T3">}</text:span></text:p>
          <text:p text:style-name="P10"><text:span text:style-name="T3"><text:s/></text:span><text:span text:style-name="T3">END{</text:span></text:p>
          <text:p text:style-name="P10"><text:span text:style-name="T3"><text:s/></text:span><text:span text:style-name="T3">for (var in Ip)</text:span></text:p>
          <text:p text:style-name="P10"><text:span text:style-name="T3"><text:s/></text:span><text:span text:style-name="T3">print var, "requested", Ip[var]," times"</text:span></text:p>
          <text:p text:style-name="P10"><text:span text:style-name="T3">} ' Iplogs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and array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p text:style-name="P5"><text:span text:style-name="T5">125.25.45.221 requested 1 <text:s/>times</text:span></text:p>
          <text:p text:style-name="P5"><text:span text:style-name="T5">123.12.23.122 requested 1 <text:s/>times</text:span></text:p>
          <text:p text:style-name="P5"><text:span text:style-name="T5">164.78.22.64 requested 1 <text:s/>times</text:span></text:p>
          <text:p text:style-name="P5"><text:span text:style-name="T5">202.188.3.2 requested 2 <text:s/>times</text:span></text:p>
          <text:p text:style-name="P5"><text:span text:style-name="T5">202.178.23.4 requested 3 <text:s/>times</text:span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and array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2.568cm" svg:x="1.27cm" svg:y="4.445cm">
          <text:list text:style-name="L3">
            <text:list-item>
              <text:p text:style-name="P5"><text:span text:style-name="T5">List all the IP address and calculate how many sites it access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and array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126cm" svg:height="12.568cm" svg:x="0.635cm" svg:y="4.445cm">
          <text:p text:style-name="P5"><text:span text:style-name="T5">awk ‘ BEGIN { print "IP Address\tRequest Count\tNumber of sites“;}</text:span></text:p>
          <text:p text:style-name="P5"><text:span text:style-name="T3"/></text:p>
          <text:p text:style-name="P5"><text:span text:style-name="T5">{ Ip[$3]++; <text:s text:c="3"/>count[$3]+=$NF;}</text:span></text:p>
          <text:p text:style-name="P5"><text:span text:style-name="T3"/></text:p>
          <text:p text:style-name="P5"><text:span text:style-name="T5">END{</text:span></text:p>
          <text:p text:style-name="P5"><text:span text:style-name="T5">for (var in Ip)</text:span></text:p>
          <text:p text:style-name="P5"><text:span text:style-name="T5"><text:tab/></text:span><text:span text:style-name="T5">print var,"\t",Ip[var],"\t\t",count[var];</text:span></text:p>
          <text:p text:style-name="P5"><text:span text:style-name="T5">}’ Iplogs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custom-shape draw:name="CustomShape 1" draw:style-name="gr1" draw:text-style-name="P3" draw:layer="layout" svg:width="22.856cm" svg:height="3.171cm" svg:x="1.27cm" svg:y="0.763cm">
          <text:p text:style-name="P2"><text:span text:style-name="T1">Awk and arrays (cntd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279cm" svg:height="12.568cm" svg:x="1.27cm" svg:y="4.445cm">
          <text:p text:style-name="P5"><text:span text:style-name="T5">IP Address</text:span><text:span text:style-name="T5"><text:tab/></text:span><text:span text:style-name="T5"><text:tab/></text:span><text:span text:style-name="T5">Request Count</text:span><text:span text:style-name="T5"><text:tab/></text:span><text:span text:style-name="T5">Number of sites</text:span></text:p>
          <text:p text:style-name="P5"><text:span text:style-name="T5">125.25.45.221 </text:span><text:span text:style-name="T5"><text:tab/></text:span><text:span text:style-name="T5"> 1 </text:span><text:span text:style-name="T5"><text:tab/></text:span><text:span text:style-name="T5"><text:tab/></text:span><text:span text:style-name="T5"> </text:span><text:span text:style-name="T5"><text:tab/></text:span><text:span text:style-name="T5">153</text:span></text:p>
          <text:p text:style-name="P5"><text:span text:style-name="T5">123.12.23.122 </text:span><text:span text:style-name="T5"><text:tab/></text:span><text:span text:style-name="T5"> 1 </text:span><text:span text:style-name="T5"><text:tab/></text:span><text:span text:style-name="T5"><text:tab/></text:span><text:span text:style-name="T5"> </text:span><text:span text:style-name="T5"><text:tab/></text:span><text:span text:style-name="T5">133</text:span></text:p>
          <text:p text:style-name="P5"><text:span text:style-name="T5">164.78.22.64 </text:span><text:span text:style-name="T5"><text:tab/></text:span><text:span text:style-name="T5"> 1 </text:span><text:span text:style-name="T5"><text:tab/></text:span><text:span text:style-name="T5"><text:tab/></text:span><text:span text:style-name="T5"> </text:span><text:span text:style-name="T5"><text:tab/></text:span><text:span text:style-name="T5">12</text:span></text:p>
          <text:p text:style-name="P5"><text:span text:style-name="T5">202.188.3.2 </text:span><text:span text:style-name="T5"><text:tab/></text:span><text:span text:style-name="T5"> 2 </text:span><text:span text:style-name="T5"><text:tab/></text:span><text:span text:style-name="T5"><text:tab/></text:span><text:span text:style-name="T5"> </text:span><text:span text:style-name="T5"><text:tab/></text:span><text:span text:style-name="T5">180</text:span></text:p>
          <text:p text:style-name="P5"><text:span text:style-name="T5">202.178.23.4 </text:span><text:span text:style-name="T5"><text:tab/></text:span><text:span text:style-name="T5"> 3 </text:span><text:span text:style-name="T5"><text:tab/></text:span><text:span text:style-name="T5"><text:tab/></text:span><text:span text:style-name="T5"> </text:span><text:span text:style-name="T5"><text:tab/></text:span><text:span text:style-name="T5">1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4T12:11:39.527867890</dc:date>
    <meta:editing-duration>PT55M34S</meta:editing-duration>
    <meta:editing-cycles>1</meta:editing-cycles>
    <meta:document-statistic meta:object-count="186"/>
    <meta:generator>LibreOffice/5.3.1.2$Linux_X86_64 LibreOffice_project/30m0$Build-2</meta:generator>
  </office:meta>
</office:document-meta>
</file>